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31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现有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 table:style-name="ce2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980" calcext:value-type="float">
            <text:p>980</text:p>
          </table:table-cell>
          <table:table-cell table:formula="of:=5500-[.D17]" office:value-type="float" office:value="4520" calcext:value-type="float">
            <text:p>452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formula="of:=SUM([.D22:.D33])" office:value-type="float" office:value="0" calcext:value-type="float">
            <text:p>0</text:p>
          </table:table-cell>
          <table:table-cell table:formula="of:=5500*2-[.D39]" office:value-type="float" office:value="11000" calcext:value-type="float">
            <text:p>11000</text:p>
          </table:table-cell>
          <table:table-cell table:number-columns-repeated="1019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101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101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102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60"/>
          <table:table-cell table:number-columns-repeated="9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5:37:37.055007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6:10:04.025910001</meta:creation-date>
    <dc:date>2020-04-09T05:54:13.911406231</dc:date>
    <meta:editing-duration>PT10H35M8S</meta:editing-duration>
    <meta:editing-cycles>96</meta:editing-cycles>
    <meta:generator>LibreOffice/6.2.8.2$Linux_X86_64 LibreOffice_project/20$Build-2</meta:generator>
    <meta:document-statistic meta:table-count="29" meta:cell-count="967" meta:object-count="0"/>
  </office:meta>
</office:document-meta>
</file>